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 Mono" fo:font-size="12pt" officeooo:rsid="000f1e36" officeooo:paragraph-rsid="0010f887" style:font-size-asian="12pt" style:font-size-complex="12pt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/>
      </style:paragraph-properties>
      <style:text-properties style:font-name="Ubuntu Mono" fo:font-size="12pt" officeooo:rsid="000f1e36" officeooo:paragraph-rsid="0010f887" style:font-size-asian="12pt" style:font-size-complex="12pt"/>
    </style:style>
    <style:style style:name="P4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/>
      <style:text-properties style:font-name="Ubuntu Mono" fo:font-size="12pt" officeooo:rsid="0012a8bb" officeooo:paragraph-rsid="0012a8bb" style:font-size-asian="12pt" style:font-size-complex="12pt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00%" fo:text-indent="0cm" style:auto-text-indent="false">
        <style:tab-stops/>
      </style:paragraph-properties>
      <style:text-properties style:font-name="Ubuntu Mono" fo:font-size="12pt" officeooo:rsid="0012a8bb" officeooo:paragraph-rsid="0012a8bb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1e36"/>
    </style:style>
    <style:style style:name="T3" style:family="text">
      <style:text-properties officeooo:rsid="0014419f"/>
    </style:style>
    <style:style style:name="T4" style:family="text">
      <style:text-properties officeooo:rsid="001570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ublic class</text:span> <text:span text:style-name="T4">DesigDoc</text:span>Authorizer<text:line-break/> <text:s text:c="10"/><text:span text:style-name="T1">implements</text:span> Authorizer&lt;<text:span text:style-name="T4">DesignatedDoctorsOnly</text:span>&gt; {</text:p>
      <text:p text:style-name="P1"><text:s text:c="2"/><text:span text:style-name="T1">public</text:span> <text:span text:style-name="T1">Boolean</text:span> authorize( AuthorizationContext ctx,<text:line-break/> <text:s text:c="27"/><text:span text:style-name="T4">DesignatedDoctorsOnly ddo</text:span> ) {</text:p>
      <text:p text:style-name="P2"><text:s text:c="4"/>Set&lt;String&gt; <text:span text:style-name="T4">docs</text:span> = ctx.subject(“<text:span text:style-name="T4">designated-doctors</text:span>”);</text:p>
      <text:p text:style-name="P2"><text:s text:c="4"/>//retrieve other relevant information from ctx</text:p>
      <text:p text:style-name="P2"><text:s text:c="4"/><text:span text:style-name="T1">return</text:span> // authorization logic;</text:p>
      <text:p text:style-name="P2"><text:s text:c="2"/>}</text:p>
      <text:p text:style-name="P2">}</text:p>
      <text:p text:style-name="P5"><text:span text:style-name="T1">public class</text:span> WithinFacilitiesAuthorizer<text:line-break/> <text:s text:c="10"/><text:span text:style-name="T1">implements</text:span> Authorizer&lt;WithinHQ&gt; {</text:p>
      <text:p text:style-name="P4"><text:s text:c="2"/><text:span text:style-name="T1">public Boolean</text:span> authorize( AuthorizationContext ctx,<text:line-break/> <text:s text:c="27"/>WithinHQ w ) {</text:p>
      <text:p text:style-name="P4"><text:s text:c="6"/>Map&lt;String&gt; coordinates = ctx.subject(“posit”);</text:p>
      <text:p text:style-name="P4"><text:s text:c="6"/><text:span text:style-name="T2">//retrieve other relevant information from ctx</text:span></text:p>
      <text:p text:style-name="P4"><text:s text:c="6"/><text:span text:style-name="T1">return</text:span> // authorize based on subject coordinates</text:p>
      <text:p text:style-name="P4"><text:s text:c="2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8T21:25:01.872107517</dc:date>
    <meta:editing-duration>PT32M3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65" meta:character-count="688" meta:non-whitespace-character-count="521"/>
  </office:meta>
</office:document-meta>
</file>